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nu® X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nux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number-columns-repeated="16377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.00.0000</text:date>, <text:time style:data-style-name="N2" text:time-value="22:05:14.21155163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5-07-05T22:08:44.802032164</dc:date>
    <meta:editing-duration>PT18H7M30S</meta:editing-duration>
    <meta:editing-cycles>31</meta:editing-cycles>
    <meta:generator>LibreOffice/25.2.4.3$Linux_X86_64 LibreOffice_project/520$Build-3</meta:generator>
    <meta:document-statistic meta:table-count="1" meta:cell-count="939" meta:object-count="0"/>
  </office:meta>
</office:document-meta>
</file>